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</office:automatic-styles>
  <office:body>
    <office:text text:use-soft-page-breaks="true">
      <text:h text:style-name="P1" text:outline-level="2">Actions to perform after right clicking message in list:</text:h>
      <text:list text:style-name="LFO2" text:continue-numbering="true">
        <text:list-item>
          <text:p text:style-name="P2">Move to category</text:p>
        </text:list-item>
        <text:list-item>
          <text:p text:style-name="P3">Delete</text:p>
        </text:list-item>
        <text:list-item>
          <text:p text:style-name="P4">Star</text:p>
        </text:list-item>
        <text:list-item>
          <text:p text:style-name="P5">archive</text:p>
        </text:list-item>
        <text:list-item>
          <text:p text:style-name="P6">Mark as unread</text:p>
        </text:list-item>
        <text:list-item>
          <text:p text:style-name="P7">Mark as spam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fo:color="#2E74B5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fo:color="#2E74B5" fo:font-size="13pt" style:font-size-asian="13pt" style:font-size-complex="11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v _</dc:creator>
    <meta:creation-date>2017-10-20T23:40:00Z</meta:creation-date>
    <dc:date>2018-09-29T15:27:00Z</dc:date>
    <meta:template xlink:href="Normal.dotm" xlink:type="simple"/>
    <meta:editing-cycles>6</meta:editing-cycles>
    <meta:editing-duration>PT840S</meta:editing-duration>
    <meta:document-statistic meta:page-count="1" meta:paragraph-count="1" meta:word-count="17" meta:character-count="121" meta:row-count="1" meta:non-whitespace-character-count="105"/>
  </office:meta>
</office:document-meta>
</file>